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10000006C971AFE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Ubuntu" svg:font-family="Ubuntu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14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5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7" style:family="paragraph" style:parent-style-name="Standard">
      <style:text-properties officeooo:paragraph-rsid="001c2594"/>
    </style:style>
    <style:style style:name="P18" style:family="paragraph" style:parent-style-name="Standard">
      <style:text-properties officeooo:rsid="002453de" officeooo:paragraph-rsid="002453de"/>
    </style:style>
    <style:style style:name="P19" style:family="paragraph" style:parent-style-name="Standard">
      <style:text-properties officeooo:rsid="002a022a" officeooo:paragraph-rsid="002a022a"/>
    </style:style>
    <style:style style:name="P20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21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 style:list-style-name="L5"/>
    <style:style style:name="P24" style:family="paragraph" style:parent-style-name="Standard" style:list-style-name="L5">
      <style:text-properties style:font-name="Times New Roman1"/>
    </style:style>
    <style:style style:name="P25" style:family="paragraph" style:parent-style-name="Standard" style:master-page-name="StdPortrait">
      <style:paragraph-properties style:page-number="auto"/>
    </style:style>
    <style:style style:name="P26" style:family="paragraph" style:parent-style-name="Heading_20_1">
      <style:text-properties officeooo:rsid="002a022a" officeooo:paragraph-rsid="002a022a"/>
    </style:style>
    <style:style style:name="P27" style:family="paragraph" style:parent-style-name="Heading_20_1" style:list-style-name="">
      <style:paragraph-properties fo:orphans="2" fo:widows="2"/>
      <style:text-properties officeooo:rsid="002d8ca9" officeooo:paragraph-rsid="002d8ca9"/>
    </style:style>
    <style:style style:name="P28" style:family="paragraph" style:parent-style-name="Heading_20_1" style:master-page-name="First_20_Page">
      <style:paragraph-properties style:page-number="auto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2" style:list-style-name="">
      <style:paragraph-properties fo:orphans="2" fo:widows="2"/>
    </style:style>
    <style:style style:name="P31" style:family="paragraph" style:parent-style-name="Heading_20_2">
      <style:paragraph-properties fo:break-before="page"/>
    </style:style>
    <style:style style:name="P3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4" style:family="paragraph">
      <style:paragraph-properties style:writing-mode="lr-tb"/>
    </style:style>
    <style:style style:name="P35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officeooo:rsid="003a0848"/>
    </style:style>
    <style:style style:name="T2" style:family="text">
      <style:text-properties fo:font-size="8pt" style:font-size-asian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2f173a" style:font-size-asian="8pt" style:font-size-complex="8pt"/>
    </style:style>
    <style:style style:name="T5" style:family="text">
      <style:text-properties fo:font-size="8pt" officeooo:rsid="0032d21d" style:font-size-asian="8pt" style:font-size-complex="8pt"/>
    </style:style>
    <style:style style:name="T6" style:family="text">
      <style:text-properties fo:font-size="8pt" officeooo:rsid="0032d21d" style:font-size-asian="8pt"/>
    </style:style>
    <style:style style:name="T7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T8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fo:font-size="9pt" style:font-size-asian="9pt"/>
    </style:style>
    <style:style style:name="T10" style:family="text">
      <style:text-properties officeooo:rsid="003a0848"/>
    </style:style>
    <style:style style:name="T11" style:family="text">
      <style:text-properties fo:color="#000000" fo:font-size="12pt" style:font-name-asian="TimesNewRomanPSMT" style:font-size-asian="12pt" style:font-name-complex="TimesNewRomanPSMT" style:font-size-complex="12pt"/>
    </style:style>
    <style:style style:name="T12" style:family="text">
      <style:text-properties officeooo:rsid="002c7ff0"/>
    </style:style>
    <style:style style:name="T13" style:family="text">
      <style:text-properties officeooo:rsid="00218c75"/>
    </style:style>
    <style:style style:name="T14" style:family="text">
      <style:text-properties officeooo:rsid="002268db"/>
    </style:style>
    <style:style style:name="T15" style:family="text">
      <style:text-properties officeooo:rsid="002453de"/>
    </style:style>
    <style:style style:name="T16" style:family="text">
      <style:text-properties officeooo:rsid="0025e5ae"/>
    </style:style>
    <style:style style:name="T17" style:family="text">
      <style:text-properties officeooo:rsid="002a022a"/>
    </style:style>
    <style:style style:name="T18" style:family="text">
      <style:text-properties officeooo:rsid="002be2f4"/>
    </style:style>
    <style:style style:name="T19" style:family="text">
      <style:text-properties officeooo:rsid="0031a059"/>
    </style:style>
    <style:style style:name="T20" style:family="text">
      <style:text-properties officeooo:rsid="0034e515"/>
    </style:style>
    <style:style style:name="T21" style:family="text">
      <style:text-properties officeooo:rsid="003971c4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1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 Unicode MS1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style:font-name="Ubuntu" fo:font-size="10pt" fo:language="en" fo:country="US" style:language-asian="zxx" style:country-asian="none" style:language-complex="zxx" style:country-complex="none"/>
    </style:style>
    <style:style style:name="T2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43903616" text:id="ct43903616">
          <text:insertion>
            <office:change-info>
              <dc:creator>Stuart Baker</dc:creator>
              <dc:date>2015-10-17T16:14:00</dc:date>
            </office:change-info>
          </text:insertion>
        </text:changed-region>
        <text:changed-region xml:id="ct37925696" text:id="ct37925696">
          <text:insertion>
            <office:change-info>
              <dc:creator>Stuart Baker</dc:creator>
              <dc:date>2015-10-17T16:11:00</dc:date>
            </office:change-info>
          </text:insertion>
        </text:changed-region>
        <text:changed-region xml:id="ct43818288" text:id="ct43818288">
          <text:insertion>
            <office:change-info>
              <dc:creator>Stuart Baker</dc:creator>
              <dc:date>2015-10-17T17:15:00</dc:date>
            </office:change-info>
          </text:insertion>
        </text:changed-region>
        <text:changed-region xml:id="ct43818592" text:id="ct43818592">
          <text:deletion>
            <office:change-info>
              <dc:creator>Stuart Baker</dc:creator>
              <dc:date>2015-10-17T17:15:00</dc:date>
            </office:change-info>
            <text:p text:style-name="Table_20_Contents"><text:span text:style-name="T1">d</text:span></text:p>
          </text:deletion>
        </text:changed-region>
        <text:changed-region xml:id="ct43795088" text:id="ct43795088">
          <text:insertion>
            <office:change-info>
              <dc:creator>Stuart Baker</dc:creator>
              <dc:date>2015-10-17T16:52:00</dc:date>
            </office:change-info>
          </text:insertion>
        </text:changed-region>
        <text:changed-region xml:id="ct43819152" text:id="ct43819152">
          <text:insertion>
            <office:change-info>
              <dc:creator>Stuart Baker</dc:creator>
              <dc:date>2015-10-17T16:52:00</dc:date>
            </office:change-info>
          </text:insertion>
        </text:changed-region>
        <text:changed-region xml:id="ct43795360" text:id="ct43795360">
          <text:insertion>
            <office:change-info>
              <dc:creator>Stuart Baker</dc:creator>
              <dc:date>2015-10-17T16:52:00</dc:date>
            </office:change-info>
          </text:insertion>
        </text:changed-region>
        <text:changed-region xml:id="ct43820320" text:id="ct43820320">
          <text:insertion>
            <office:change-info>
              <dc:creator>Stuart Baker</dc:creator>
              <dc:date>2015-10-17T16:52:00</dc:date>
            </office:change-info>
          </text:insertion>
        </text:changed-region>
        <text:changed-region xml:id="ct43820816" text:id="ct43820816">
          <text:insertion>
            <office:change-info>
              <dc:creator>Stuart Baker</dc:creator>
              <dc:date>2015-10-17T16:53:00</dc:date>
            </office:change-info>
          </text:insertion>
        </text:changed-region>
        <text:changed-region xml:id="ct43820512" text:id="ct43820512">
          <text:insertion>
            <office:change-info>
              <dc:creator>Stuart Baker</dc:creator>
              <dc:date>2015-10-17T16:53:00</dc:date>
            </office:change-info>
          </text:insertion>
        </text:changed-region>
        <text:changed-region xml:id="ct43821248" text:id="ct43821248">
          <text:insertion>
            <office:change-info>
              <dc:creator>Stuart Baker</dc:creator>
              <dc:date>2015-10-17T16:58:00</dc:date>
            </office:change-info>
          </text:insertion>
        </text:changed-region>
        <text:changed-region xml:id="ct43942320" text:id="ct43942320">
          <text:insertion>
            <office:change-info>
              <dc:creator>David P Harris</dc:creator>
              <dc:date>2015-10-17T18:00:00</dc:date>
            </office:change-info>
          </text:insertion>
        </text:changed-region>
        <text:changed-region xml:id="ct58349440" text:id="ct58349440">
          <text:insertion>
            <office:change-info>
              <dc:creator>Stuart Baker</dc:creator>
              <dc:date>2015-10-18T00:13:00</dc:date>
            </office:change-info>
          </text:insertion>
        </text:changed-region>
        <text:changed-region xml:id="ct43821840" text:id="ct43821840">
          <text:insertion>
            <office:change-info>
              <dc:creator>Stuart Baker</dc:creator>
              <dc:date>2015-10-17T16:58:00</dc:date>
            </office:change-info>
          </text:insertion>
        </text:changed-region>
        <text:changed-region xml:id="ct43821552" text:id="ct43821552">
          <text:insertion>
            <office:change-info>
              <dc:creator>Stuart Baker</dc:creator>
              <dc:date>2015-10-17T16:56:00</dc:date>
            </office:change-info>
          </text:insertion>
        </text:changed-region>
        <text:changed-region xml:id="ct43796384" text:id="ct43796384">
          <text:insertion>
            <office:change-info>
              <dc:creator>Stuart Baker</dc:creator>
              <dc:date>2015-10-17T16:56:00</dc:date>
            </office:change-info>
          </text:insertion>
        </text:changed-region>
        <text:changed-region xml:id="ct43570464" text:id="ct43570464">
          <text:insertion>
            <office:change-info>
              <dc:creator>Stuart Baker</dc:creator>
              <dc:date>2015-10-17T16:56:00</dc:date>
            </office:change-info>
          </text:insertion>
        </text:changed-region>
        <text:changed-region xml:id="ct43941968" text:id="ct43941968">
          <text:insertion>
            <office:change-info>
              <dc:creator>Stuart Baker</dc:creator>
              <dc:date>2015-10-17T16:56:00</dc:date>
            </office:change-info>
          </text:insertion>
        </text:changed-region>
        <text:changed-region xml:id="ct43822096" text:id="ct43822096">
          <text:insertion>
            <office:change-info>
              <dc:creator>Stuart Baker</dc:creator>
              <dc:date>2015-10-17T16:58:00</dc:date>
            </office:change-info>
          </text:insertion>
        </text:changed-region>
        <text:changed-region xml:id="ct43945216" text:id="ct43945216">
          <text:insertion>
            <office:change-info>
              <dc:creator>Stuart Baker</dc:creator>
              <dc:date>2015-10-17T16:58:00</dc:date>
            </office:change-info>
          </text:insertion>
        </text:changed-region>
        <text:changed-region xml:id="ct43763248" text:id="ct43763248">
          <text:insertion>
            <office:change-info>
              <dc:creator>Stuart Baker</dc:creator>
              <dc:date>2015-10-17T16:59:00</dc:date>
            </office:change-info>
          </text:insertion>
        </text:changed-region>
        <text:changed-region xml:id="ct42982880" text:id="ct42982880">
          <text:insertion>
            <office:change-info>
              <dc:creator>Stuart Baker</dc:creator>
              <dc:date>2015-10-17T16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Introduction (Informative)</text:h>
      <text:p text:style-name="Standard">This <text:span text:style-name="T16">s</text:span><text:span text:style-name="T8">tandard</text:span> describes the format and allocation of OpenLCB <text:span text:style-name="T13">E</text:span>vent <text:span text:style-name="T13">I</text:span>dentifiers (<text:span text:style-name="T13">E</text:span>vent IDs). It is not specific to any wire protocol.</text:p>
      <text:h text:style-name="P26" text:outline-level="1">Intended use (Informative)</text:h>
      <text:p text:style-name="P19">This standard defines the fo<text:span text:style-name="T18">r</text:span>mat and allocation of Event Identifiers. <text:s/>Event Identifiers are typically used with the Event Transport protocol <text:span text:style-name="T18">and are globally unique.</text:span></text:p>
      <text:h text:style-name="Heading_20_1" text:outline-level="1">References and Context <text:span text:style-name="T17">(Normative</text:span>)</text:h>
      <text:p text:style-name="Standard">This S<text:span text:style-name="T8">tandard</text:span> is in the context of the following OpenLCB Standards:</text:p>
      <text:list xml:id="list6740261947474176715" text:style-name="L5">
        <text:list-item>
          <text:p text:style-name="P24">The Message Network Standard, which <text:span text:style-name="T11">defines the basic messages and how they interact. Higher-level protocols are based on this message network, but are defined elsewhere.</text:span></text:p>
        </text:list-item>
        <text:list-item>
          <text:p text:style-name="P23">The Event Transport Standard, which defines the protocol for transporting events.</text:p>
        </text:list-item>
        <text:list-item>
          <text:p text:style-name="P23">The Unique Identifiers Standard w<text:span text:style-name="T19">hi</text:span>ch defines the format and allocation of unique 48-bit identifiers.</text:p>
        </text:list-item>
      </text:list>
      <text:h text:style-name="Heading_20_1" text:outline-level="1">Format<text:change-start text:change-id="ct43903616"/> <text:span text:style-name="T20">(Normative)</text:span><text:change-end text:change-id="ct43903616"/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17">The order of bytes in an OpenLCB <text:span text:style-name="T14">E</text:span>vent I<text:span text:style-name="T14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12">Within the tables below, byte 1 is considered the most-significant byte, while byte 8 is considered the least significant byte.</text:span></text:p>
      <text:h text:style-name="P27" text:outline-level="1"/>
      <text:h text:style-name="P29" text:outline-level="1">Allocation<text:change-start text:change-id="ct37925696"/> <text:span text:style-name="T20">(Normative)</text:span><text:change-end text:change-id="ct37925696"/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1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1">Suffix</text:p>
          </table:table-cell>
          <table:covered-table-cell/>
          <table:table-cell table:style-name="Table5.I1" table:number-rows-spanned="2" office:value-type="string">
            <text:p text:style-name="P11">Description</text:p>
          </table:table-cell>
        </table:table-row>
        <table:table-row table:style-name="Table5.1">
          <table:table-cell table:style-name="Table5.A2" office:value-type="string">
            <text:p text:style-name="P11">Byte 1</text:p>
          </table:table-cell>
          <table:table-cell table:style-name="Table5.A2" office:value-type="string">
            <text:p text:style-name="P11">Byte 2</text:p>
          </table:table-cell>
          <table:table-cell table:style-name="Table5.A2" office:value-type="string">
            <text:p text:style-name="P11">Byte 3</text:p>
          </table:table-cell>
          <table:table-cell table:style-name="Table5.A2" office:value-type="string">
            <text:p text:style-name="P11">Byte 4</text:p>
          </table:table-cell>
          <table:table-cell table:style-name="Table5.A2" office:value-type="string">
            <text:p text:style-name="P11">Byte 5</text:p>
          </table:table-cell>
          <table:table-cell table:style-name="Table5.A2" office:value-type="string">
            <text:p text:style-name="P11">Byte 6</text:p>
          </table:table-cell>
          <table:table-cell table:style-name="Table5.A2" office:value-type="string">
            <text:p text:style-name="P11">Byte 7</text:p>
          </table:table-cell>
          <table:table-cell table:style-name="Table5.A2" office:value-type="string">
            <text:p text:style-name="P11">Byte 8</text:p>
          </table:table-cell>
          <table:covered-table-cell/>
        </table:table-row>
        <table:table-row>
          <table:table-cell table:style-name="Table5.A3" table:number-columns-spanned="6" office:value-type="string">
            <text:p text:style-name="P12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H3" office:value-type="string">
            <text:p text:style-name="P12">*</text:p>
          </table:table-cell>
          <table:table-cell table:style-name="Table5.H3" office:value-type="string">
            <text:p text:style-name="P12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31" text:outline-level="2">Well-Known Automatically-Routed</text:h>
      <text:p text:style-name="P18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row table:style-name="Table2.1">
          <table:table-cell table:style-name="Table2.A1" table:number-columns-spanned="6" office:value-type="string">
            <text:p text:style-name="P11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11">Suffix</text:p>
          </table:table-cell>
          <table:covered-table-cell/>
          <table:table-cell table:style-name="Table2.I1" table:number-rows-spanned="2" office:value-type="string">
            <text:p text:style-name="P11">Description</text:p>
          </table:table-cell>
        </table:table-row>
        <table:table-row table:style-name="Table2.1">
          <table:table-cell table:style-name="Table2.A2" office:value-type="string">
            <text:p text:style-name="P11">Byte 1</text:p>
          </table:table-cell>
          <table:table-cell table:style-name="Table2.A2" office:value-type="string">
            <text:p text:style-name="P11">Byte 2</text:p>
          </table:table-cell>
          <table:table-cell table:style-name="Table2.A2" office:value-type="string">
            <text:p text:style-name="P11">Byte 3</text:p>
          </table:table-cell>
          <table:table-cell table:style-name="Table2.A2" office:value-type="string">
            <text:p text:style-name="P11">Byte 4</text:p>
          </table:table-cell>
          <table:table-cell table:style-name="Table2.A2" office:value-type="string">
            <text:p text:style-name="P11">Byte 5</text:p>
          </table:table-cell>
          <table:table-cell table:style-name="Table2.A2" office:value-type="string">
            <text:p text:style-name="P11">Byte 6</text:p>
          </table:table-cell>
          <table:table-cell table:style-name="Table2.A2" office:value-type="string">
            <text:p text:style-name="P11">Byte 7</text:p>
          </table:table-cell>
          <table:table-cell table:style-name="Table2.A2" office:value-type="string">
            <text:p text:style-name="P11">Byte 8</text:p>
          </table:table-cell>
          <table:covered-table-cell/>
        </table:table-row>
        <table:table-row>
          <table:table-cell table:style-name="Table2.H12" table:number-rows-spanned="10" office:value-type="string">
            <text:p text:style-name="P12">01</text:p>
          </table:table-cell>
          <table:table-cell table:style-name="Table2.H12" table:number-rows-spanned="10" office:value-type="string">
            <text:p text:style-name="P12">00</text:p>
          </table:table-cell>
          <table:table-cell table:style-name="Table2.H12" table:number-rows-spanned="10" office:value-type="string">
            <text:p text:style-name="P12">00</text:p>
          </table:table-cell>
          <table:table-cell table:style-name="Table2.H12" table:number-rows-spanned="10" office:value-type="string">
            <text:p text:style-name="P12">00</text:p>
          </table:table-cell>
          <table:table-cell table:style-name="Table2.H12" table:number-rows-spanned="10" office:value-type="string">
            <text:p text:style-name="P12">00</text:p>
          </table:table-cell>
          <table:table-cell table:style-name="Table2.H12" table:number-rows-spanned="10" office:value-type="string">
            <text:p text:style-name="P12">00</text:p>
          </table:table-cell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F</text:p>
          </table:table-cell>
          <table:table-cell table:style-name="Table2.I12" office:value-type="string">
            <text:p text:style-name="Table_20_Contents">Emergency off (de-energize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E</text:p>
          </table:table-cell>
          <table:table-cell table:style-name="Table2.I12" office:value-type="string">
            <text:p text:style-name="Table_20_Contents">Clear emergency off (energize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D</text:p>
          </table:table-cell>
          <table:table-cell table:style-name="Table2.I12" office:value-type="string">
            <text:p text:style-name="Table_20_Contents">Emergency stop of all operation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C</text:p>
          </table:table-cell>
          <table:table-cell table:style-name="Table2.I12" office:value-type="string">
            <text:p text:style-name="Table_20_Contents">Clear emergency stop of all operation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8</text:p>
          </table:table-cell>
          <table:table-cell table:style-name="Table2.I12" office:value-type="string">
            <text:p text:style-name="Table_20_Contents">Node recorded a new log entry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E</text:p>
          </table:table-cell>
          <table:table-cell table:style-name="Table2.H12" office:value-type="string">
            <text:p text:style-name="P12">00</text:p>
          </table:table-cell>
          <table:table-cell table:style-name="Table2.I12" office:value-type="string">
            <text:p text:style-name="Table_20_Contents">Ident button combination press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1</text:p>
          </table:table-cell>
          <table:table-cell table:style-name="Table2.I12" office:value-type="string">
            <text:p text:style-name="Table_20_Contents">Link error code 1 – the specific meaning is link wire protocol specific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2</text:p>
          </table:table-cell>
          <table:table-cell table:style-name="Table2.I12" office:value-type="string">
            <text:p text:style-name="Table_20_Contents">Link error code 2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3</text:p>
          </table:table-cell>
          <table:table-cell table:style-name="Table2.I12" office:value-type="string">
            <text:p text:style-name="Table_20_Contents">Link error code 3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4</text:p>
          </table:table-cell>
          <table:table-cell table:style-name="Table2.I12" office:value-type="string">
            <text:p text:style-name="Table_20_Contents">Link error code 4</text:p>
          </table:table-cell>
        </table:table-row>
      </table:table>
      <text:h text:style-name="P30" text:outline-level="2"/>
      <text:h text:style-name="P31" text:outline-level="2">Well-Known</text:h>
      <text:p text:style-name="Standard">The following <text:span text:style-name="T15">E</text:span>vent <text:span text:style-name="T15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row table:style-name="Table4.1">
          <table:table-cell table:style-name="Table4.A1" table:number-columns-spanned="6" office:value-type="string">
            <text:p text:style-name="P11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11">Suffix</text:p>
          </table:table-cell>
          <table:covered-table-cell/>
          <table:table-cell table:style-name="Table4.I1" table:number-rows-spanned="2" office:value-type="string">
            <text:p text:style-name="P11">Description</text:p>
          </table:table-cell>
        </table:table-row>
        <table:table-row table:style-name="Table4.1">
          <table:table-cell table:style-name="Table4.A2" office:value-type="string">
            <text:p text:style-name="P11">Byte 1</text:p>
          </table:table-cell>
          <table:table-cell table:style-name="Table4.A2" office:value-type="string">
            <text:p text:style-name="P11">Byte 2</text:p>
          </table:table-cell>
          <table:table-cell table:style-name="Table4.A2" office:value-type="string">
            <text:p text:style-name="P11">Byte 3</text:p>
          </table:table-cell>
          <table:table-cell table:style-name="Table4.A2" office:value-type="string">
            <text:p text:style-name="P11">Byte 4</text:p>
          </table:table-cell>
          <table:table-cell table:style-name="Table4.A2" office:value-type="string">
            <text:p text:style-name="P11">Byte 5</text:p>
          </table:table-cell>
          <table:table-cell table:style-name="Table4.A2" office:value-type="string">
            <text:p text:style-name="P11">Byte 6</text:p>
          </table:table-cell>
          <table:table-cell table:style-name="Table4.A2" office:value-type="string">
            <text:p text:style-name="P11">Byte 7</text:p>
          </table:table-cell>
          <table:table-cell table:style-name="Table4.A2" office:value-type="string">
            <text:p text:style-name="P11">Byte 8</text:p>
          </table:table-cell>
          <table:covered-table-cell/>
        </table:table-row>
        <table:table-row>
          <table:table-cell table:style-name="Table4.A9" table:number-rows-spanned="6" office:value-type="string">
            <text:p text:style-name="P12">01</text:p>
          </table:table-cell>
          <table:table-cell table:style-name="Table4.D9" table:number-rows-spanned="6" office:value-type="string">
            <text:p text:style-name="P12">01</text:p>
          </table:table-cell>
          <table:table-cell table:style-name="Table4.D9" table:number-rows-spanned="6" office:value-type="string">
            <text:p text:style-name="P12">00</text:p>
          </table:table-cell>
          <table:table-cell table:style-name="Table4.D9" table:number-rows-spanned="6" office:value-type="string">
            <text:p text:style-name="P12">00</text:p>
          </table:table-cell>
          <table:table-cell table:style-name="Table4.D9" table:number-rows-spanned="6" office:value-type="string">
            <text:p text:style-name="P12">00</text:p>
          </table:table-cell>
          <table:table-cell table:style-name="Table4.D9" table:number-rows-spanned="6" office:value-type="string">
            <text:p text:style-name="P12">00</text:p>
          </table:table-cell>
          <table:table-cell table:style-name="Table4.D9" office:value-type="string">
            <text:p text:style-name="P12">02</text:p>
          </table:table-cell>
          <table:table-cell table:style-name="Table4.D9" office:value-type="string">
            <text:p text:style-name="P12">01</text:p>
          </table:table-cell>
          <table:table-cell table:style-name="Table4.I8" office:value-type="string">
            <text:p text:style-name="Table_20_Contents">Duplicate Node ID <text:change-start text:change-id="ct43818288"/><text:span text:style-name="T1">D</text:span><text:change-end text:change-id="ct43818288"/><text:change text:change-id="ct43818592"/>etect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9" office:value-type="string">
            <text:p text:style-name="P12">03</text:p>
          </table:table-cell>
          <table:table-cell table:style-name="Table4.D9" office:value-type="string">
            <text:p text:style-name="P12">*</text:p>
          </table:table-cell>
          <table:table-cell table:style-name="Table4.I8" office:value-type="string">
            <text:p text:style-name="Table_20_Contents">Reserved for train Control Protocol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9" office:value-type="string">
            <text:p text:style-name="P12">03</text:p>
          </table:table-cell>
          <table:table-cell table:style-name="Table4.D9" office:value-type="string">
            <text:p text:style-name="P12">01</text:p>
          </table:table-cell>
          <table:table-cell table:style-name="Table4.I8" office:value-type="string">
            <text:p text:style-name="Table_20_Contents">Reserv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9" office:value-type="string">
            <text:p text:style-name="P12">03</text:p>
          </table:table-cell>
          <table:table-cell table:style-name="Table4.D9" office:value-type="string">
            <text:p text:style-name="P12">02</text:p>
          </table:table-cell>
          <table:table-cell table:style-name="Table4.I8" office:value-type="string">
            <text:p text:style-name="Table_20_Contents">Reserv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9" office:value-type="string">
            <text:p text:style-name="P12">03</text:p>
          </table:table-cell>
          <table:table-cell table:style-name="Table4.D9" office:value-type="string">
            <text:p text:style-name="P12">03</text:p>
          </table:table-cell>
          <table:table-cell table:style-name="Table4.I8" office:value-type="string">
            <text:p text:style-name="Table_20_Contents">This node is a Train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0" office:value-type="string">
            <text:p text:style-name="P12">03</text:p>
          </table:table-cell>
          <table:table-cell table:style-name="Table4.D10" office:value-type="string">
            <text:p text:style-name="P12">04</text:p>
          </table:table-cell>
          <table:table-cell table:style-name="Table4.I8" office:value-type="string">
            <text:p text:style-name="Table_20_Contents">This node is a Traction Proxy</text:p>
          </table:table-cell>
        </table:table-row>
        <table:table-row>
          <table:table-cell table:style-name="Table4.A9" office:value-type="string">
            <text:p text:style-name="P20"><text:change-start text:change-id="ct43795088"/>01<text:change-end text:change-id="ct43795088"/></text:p>
          </table:table-cell>
          <table:table-cell table:style-name="Table4.D9" office:value-type="string">
            <text:p text:style-name="P20"><text:change-start text:change-id="ct43819152"/>01<text:change-end text:change-id="ct43819152"/></text:p>
          </table:table-cell>
          <table:table-cell table:style-name="Table4.D9" office:value-type="string">
            <text:p text:style-name="P20"><text:change-start text:change-id="ct43795360"/>01<text:change-end text:change-id="ct43795360"/></text:p>
          </table:table-cell>
          <table:table-cell table:style-name="Table4.D9" office:value-type="string">
            <text:p text:style-name="P20"><text:change-start text:change-id="ct43820320"/>00<text:change-end text:change-id="ct43820320"/></text:p>
          </table:table-cell>
          <table:table-cell table:style-name="Table4.E9" table:number-columns-spanned="2" office:value-type="string">
            <text:p text:style-name="P21"><text:change-start text:change-id="ct43820816"/>CBUS<text:line-break/>Node ID<text:change-end text:change-id="ct43820816"/></text:p>
          </table:table-cell>
          <table:covered-table-cell/>
          <table:table-cell table:style-name="Table4.G9" table:number-columns-spanned="2" office:value-type="string">
            <text:p text:style-name="P22"><text:change-start text:change-id="ct43820512"/>CBUS<text:line-break/>Event ID<text:change-end text:change-id="ct43820512"/></text:p>
          </table:table-cell>
          <table:covered-table-cell/>
          <table:table-cell table:style-name="Table4.I9" office:value-type="string">
            <text:p text:style-name="Standard"><text:change-start text:change-id="ct43821248"/>Sub<text:change-end text:change-id="ct43821248"/><text:change-start text:change-id="ct43942320"/><office:annotation><dc:creator>David P Harris</dc:creator><dc:date>2015-10-17T18:00:15</dc:date><text:list text:style-name=""><text:list-item><text:p text:style-name="P32"><text:span text:style-name="T22">I think this solution for CBus is too restrictive. <text:s text:c="3"/></text:span></text:p></text:list-item></text:list></office:annotation><text:change-end text:change-id="ct43942320"/><text:change-start text:change-id="ct58349440"/><office:annotation><dc:creator>Stuart Baker</dc:creator><dc:date>2015-10-18T00:13:30.956925529</dc:date><text:list text:continue-numbering="true" text:style-name=""><text:list-item><text:p text:style-name="P33"><text:span text:style-name="T23">Reply to David P Harris (10/17/2015, 18:00): "..."</text:span></text:p></text:list-item><text:list-item><text:p><text:span text:style-name="T24">Honestly, I'm not sure. <text:s/>I remember reading up on the specifics of CBUS when I first made this allocation in February, but it is foggy in my memory now.</text:span></text:p></text:list-item></text:list></office:annotation><text:change-end text:change-id="ct58349440"/><text:change-start text:change-id="ct43821840"/>set of the assigned Node ID space for CBUS mapped nodes. Node ID is 00.00 for short events. This range is an ON request.<text:change-end text:change-id="ct43821840"/></text:p>
          </table:table-cell>
        </table:table-row>
        <table:table-row>
          <table:table-cell table:style-name="Table4.A10" office:value-type="string">
            <text:p text:style-name="P20"><text:change-start text:change-id="ct43821552"/>01<text:change-end text:change-id="ct43821552"/></text:p>
          </table:table-cell>
          <table:table-cell table:style-name="Table4.D10" office:value-type="string">
            <text:p text:style-name="P20"><text:change-start text:change-id="ct43796384"/>01<text:change-end text:change-id="ct43796384"/></text:p>
          </table:table-cell>
          <table:table-cell table:style-name="Table4.D10" office:value-type="string">
            <text:p text:style-name="P20"><text:change-start text:change-id="ct43570464"/>01<text:change-end text:change-id="ct43570464"/></text:p>
          </table:table-cell>
          <table:table-cell table:style-name="Table4.D10" office:value-type="string">
            <text:p text:style-name="P20"><text:change-start text:change-id="ct43941968"/>01<text:change-end text:change-id="ct43941968"/></text:p>
          </table:table-cell>
          <table:table-cell table:style-name="Table4.E10" table:number-columns-spanned="2" office:value-type="string">
            <text:p text:style-name="P20"><text:change-start text:change-id="ct43822096"/>CBUS<text:line-break/>Node ID<text:change-end text:change-id="ct43822096"/></text:p>
          </table:table-cell>
          <table:covered-table-cell/>
          <table:table-cell table:style-name="Table4.G10" table:number-columns-spanned="2" office:value-type="string">
            <text:p text:style-name="P13"><text:change-start text:change-id="ct43945216"/>C<text:change-end text:change-id="ct43945216"/><text:change-start text:change-id="ct43763248"/>BUS<text:line-break/>Event ID<text:change-end text:change-id="ct43763248"/></text:p>
          </table:table-cell>
          <table:covered-table-cell/>
          <table:table-cell table:style-name="Table4.I10" office:value-type="string">
            <text:p text:style-name="Standard"><text:change-start text:change-id="ct42982880"/>Subset of the assigned Node ID space for CBUS mapped nodes. Node ID is 00.00 for short events. This range is an <text:span text:style-name="T21">OFF</text:span> request.<text:change-end text:change-id="ct42982880"/></text:p>
          </table:table-cell>
        </table:table-row>
      </table:table>
      <text:p text:style-name="P2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"><text:s/>1 Introduction (Informative)<text:tab/>1</text:p>
          <text:p text:style-name="P15"><text:s/>2 Intended use (Informative)<text:tab/>1</text:p>
          <text:p text:style-name="P15"><text:s/>3 References and Context (Normative)<text:tab/>1</text:p>
          <text:p text:style-name="P15"><text:s/>4 Format<text:tab/>1</text:p>
          <text:p text:style-name="P15"><text:s/>5 Allocation<text:tab/>2</text:p>
          <text:p text:style-name="P16"><text:s/>5.1 Node ID Based<text:tab/>2</text:p>
          <text:p text:style-name="P16"><text:s/>5.2 Well-Known Automatically-Routed<text:tab/>3</text:p>
          <text:p text:style-name="P16"><text:s/>5.3 Well-Known<text:tab/>4</text:p>
        </text:index-body>
      </text:table-of-conten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Ubuntu" svg:font-family="Ubuntu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104in" fo:margin-left="0.1799in" fo:margin-right="0.0097in" table:align="margins" style:writing-mode="lr-tb"/>
    </style:style>
    <style:style style:name="Table1.A" style:family="table-column">
      <style:table-column-properties style:column-width="3.3097in" style:rel-column-width="34372*"/>
    </style:style>
    <style:style style:name="Table1.B" style:family="table-column">
      <style:table-column-properties style:column-width="0.0583in" style:rel-column-width="605*"/>
    </style:style>
    <style:style style:name="Table1.C" style:family="table-column">
      <style:table-column-properties style:column-width="1.6319in" style:rel-column-width="16948*"/>
    </style:style>
    <style:style style:name="Table1.D" style:family="table-column">
      <style:table-column-properties style:column-width="1.3104in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MP7" style:family="paragraph" style:parent-style-name="Header">
      <style:paragraph-properties fo:text-align="end" style:justify-single-word="false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P10" style:family="paragraph">
      <style:paragraph-properties style:writing-mode="lr-tb"/>
    </style:style>
    <style:style style:name="MP11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1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f173a" style:font-size-asian="8pt" style:font-size-complex="8pt"/>
    </style:style>
    <style:style style:name="MT3" style:family="text">
      <style:text-properties fo:font-size="8pt" officeooo:rsid="0032d21d" style:font-size-asian="8pt" style:font-size-complex="8pt"/>
    </style:style>
    <style:style style:name="MT4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T7" style:family="text">
      <style:text-properties fo:font-size="8pt" officeooo:rsid="0032d21d" style:font-size-asian="8pt"/>
    </style:style>
    <style:style style:name="MT8" style:family="text">
      <style:text-properties style:font-name="Times New Roman1" fo:font-size="1pt" style:font-name-asian="Times New Roman1" style:font-name-complex="Times New Roman1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120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LCB Event Identifiers Standard</text:p>
      </style:header>
      <style:footer>
        <text:p text:style-name="MP2"><text:span text:style-name="Page_20_Number"><text:span text:style-name="MT1">Copyright 20</text:span></text:span><text:span text:style-name="Page_20_Number"><text:span text:style-name="MT2">11-20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4</text:page-number></text:span></text:span><text:span text:style-name="Page_20_Number"><text:span text:style-name="MT1"> of </text:span></text:span><text:span text:style-name="Page_20_Number"><text:span text:style-name="MT1"><text:page-count style:num-format="1">5</text:page-count></text:span></text:span><text:span text:style-name="Page_20_Number"><text:span text:style-name="MT1"> - </text:span></text:span><text:span text:style-name="Page_20_Number"><text:span text:style-name="MT3">Feb 15, 2015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4"><draw:frame draw:style-name="Mfr1" draw:name="graphics1" text:anchor-type="paragraph" svg:width="2.798in" svg:height="0.9909in" draw:z-index="1"><draw:image xlink:href="Pictures/10000000000001310000006C971AFE23.png" xlink:type="simple" xlink:show="embed" xlink:actuate="onLoad"/></draw:frame></text:p>
            </table:table-cell>
            <table:table-cell table:style-name="Table1.B1" office:value-type="string">
              <text:p text:style-name="MP4"/>
            </table:table-cell>
            <table:table-cell table:style-name="Table1.C1" table:number-columns-spanned="2" office:value-type="string">
              <text:p text:style-name="MP5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4"/>
            </table:table-cell>
            <table:table-cell table:style-name="Table1.C1" table:number-columns-spanned="2" office:value-type="string">
              <text:p text:style-name="MP5">Event Identifiers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4"/>
            </table:table-cell>
            <table:table-cell table:style-name="Table1.C3" office:value-type="string">
              <text:p text:style-name="MP6">Feb 15, 2015</text:p>
            </table:table-cell>
            <table:table-cell table:style-name="Table1.C1" office:value-type="string">
              <text:p text:style-name="MP6">Adopted</text:p>
            </table:table-cell>
          </table:table-row>
        </table:table>
        <text:p text:style-name="MP7"/>
      </style:header>
      <style:footer>
        <text:p text:style-name="MP8"><text:span text:style-name="Page_20_Number"><text:span text:style-name="MT1">Copyright </text:span></text:span><text:span text:style-name="Page_20_Number"><text:span text:style-name="MT4">2011-2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5">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5</text:page-count></text:span></text:span><text:span text:style-name="Page_20_Number"><text:span text:style-name="MT6"> - </text:span></text:span><text:span text:style-name="Page_20_Number"><text:span text:style-name="MT7">Feb 15, 2015</text:span></text:span></text:p>
        <text:p text:style-name="MP9"/>
      </style:footer>
    </style:master-page>
    <style:master-page style:name="StdLandscape" style:page-layout-name="Mpm1">
      <style:header>
        <text:p text:style-name="MP1"><draw:custom-shape text:anchor-type="char" draw:z-index="0" draw:name="PowerPlusWaterMarkObject3" draw:style-name="Mgr1" draw:text-style-name="MP11" svg:width="6.5461in" svg:height="2.6185in" draw:transform="skewX (6.73624118882306E-017) rotate (0.785398163397448) translate (1.47222222222222in 4.63819444444444in)"><text:p text:style-name="MP10"><text:span text:style-name="MT8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Event Identifiers Standard</text:p>
      </style:header>
      <style:footer>
        <text:p text:style-name="MP2"><text:span text:style-name="Page_20_Number"><text:span text:style-name="MT1">Copyright 20</text:span></text:span><text:span text:style-name="Page_20_Number"><text:span text:style-name="MT2">11-20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0</text:page-number></text:span></text:span><text:span text:style-name="Page_20_Number"><text:span text:style-name="MT1"> of </text:span></text:span><text:span text:style-name="Page_20_Number"><text:span text:style-name="MT1"><text:page-count style:num-format="1">5</text:page-count></text:span></text:span><text:span text:style-name="Page_20_Number"><text:span text:style-name="MT1"> - </text:span></text:span><text:span text:style-name="Page_20_Number"><text:span text:style-name="MT3">Feb 15, 2015</text:span></text:span><text:span text:style-name="Page_20_Number"><text:span text:style-name="MT1"><text:date style:data-style-name="N120" text:date-value="2015-10-18T00:14:22.747415062">10/18/2015</text:date></text:span></text:span></text:p>
      </style:footer>
    </style:master-page>
    <style:master-page style:name="StdPortrait" style:page-layout-name="Mpm2" style:next-style-name="Standard">
      <style:header>
        <text:p text:style-name="MP12">OpenLCB Event Identifiers Standard</text:p>
      </style:header>
      <style:footer>
        <text:p text:style-name="MP8"><text:span text:style-name="Page_20_Number"><text:span text:style-name="MT1">Copyright </text:span></text:span><text:span text:style-name="Page_20_Number"><text:span text:style-name="MT4">2011-2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5"><text:tab/></text:span><text:span text:style-name="MT6">Page </text:span><text:span text:style-name="Page_20_Number"><text:span text:style-name="MT6"><text:page-number text:select-page="current">5</text:page-number></text:span></text:span><text:span text:style-name="Page_20_Number"><text:span text:style-name="MT6"> of </text:span></text:span><text:span text:style-name="Page_20_Number"><text:span text:style-name="MT6"><text:page-count style:num-format="1">5</text:page-count></text:span></text:span><text:span text:style-name="Page_20_Number"><text:span text:style-name="MT6"> - </text:span></text:span><text:span text:style-name="Page_20_Number"><text:span text:style-name="MT7">Feb 15, 2015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Event Identifiers Standard</dc:title>
    <meta:initial-creator>Alex Shepherd</meta:initial-creator>
    <meta:creation-date>2009-01-22T07:11:27</meta:creation-date>
    <meta:editing-cycles>125</meta:editing-cycles>
    <meta:editing-duration>P1DT5H58M38S</meta:editing-duration>
    <meta:generator>LibreOffice/4.2.8.2$Linux_X86_64 LibreOffice_project/420m0$Build-2</meta:generator>
    <dc:date>2015-10-18T00:14:22.665384098</dc:date>
    <dc:creator>Stuart Baker</dc:creator>
    <meta:document-statistic meta:table-count="4" meta:image-count="1" meta:object-count="0" meta:page-count="5" meta:paragraph-count="149" meta:word-count="626" meta:character-count="3673" meta:non-whitespace-character-count="3179"/>
    <meta:user-defined meta:name="Info 1"/>
    <meta:user-defined meta:name="Info 2"/>
    <meta:user-defined meta:name="Info 3"/>
    <meta:user-defined meta:name="Info 4"/>
  </office:meta>
</office:document-meta>
</file>